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text:p>
      <text:p text:style-name="Normal">“...” said she, in response to the timekeeper’s statements. Her apathy might have rubbed it the wrong way. Maybe it was just her impression, but it sounded even louder now.</text:p>
      <text:p text:style-name="Normal">“...”, but even so, despite her own wishes, it didn’t really bother her. And on went this exchange, for a while, neither side budging. After a few minutes though, she started worrying about the clock’s batteries. Blaring for so long day after day would take its toll on anything,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 The hour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 said she, as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universe.</text:p>
      <text:p text:style-name="Normal">In her universe, her clock and her bed would work together to make her get up in the morning. The clock would understand that just scream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would carry her all the way to the kitchen table, like in those old cartoons. A cup of hot chocolate would be waiting for her, alongside a breakfast worthy of a five star hotel. Then, Time would slow down to allow her to enjoy it at her leisure, and in this same manner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even decide where the two of you would go, the rays of the sun pierced through the shutters of her window. Spot by spot, they climbed her blanket, until they touched her face. They were cold, and they were bright. Bright enough for her to perceive their light through her eyelids, through that thin veil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She couldn’t find a good reason to get up anyway.</text:p>
      <text:p text:style-name="Normal"><text:span text:style-name="T1">... Right, I have to go to school.</text:span></text:p>
      <text:p text:style-name="Normal">Not that that counted as a good reason in her book. Put simply, she didn’t like going to school. She was taught that it was a privilege, so she felt she owed it to her parents, her future self and society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not that either of you was old enough to do so), then perhaps <text:span text:style-name="T1">you</text:span> would gently knock at her door in the morning, and then enter with a warm breakfast on a plate, and perhaps even kiss her good morn-</text:p>
      <text:p text:style-name="Normal">*FWOOSH!!!*</text:p>
      <text:p text:style-name="Normal">She burst out of her blanket. It was getting hot in there, what with her being angry at the sun and getting embarrassed at her own fantasies.</text:p>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